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writing-mode="lr-tb"/>
      <style:text-properties officeooo:paragraph-rsid="001e47a4"/>
    </style:style>
    <style:style style:name="P2" style:family="paragraph" style:parent-style-name="Text_20_body">
      <style:paragraph-properties fo:margin-left="0cm" fo:margin-right="0cm" fo:text-indent="0cm" style:auto-text-indent="false" style:writing-mode="lr-tb"/>
    </style:style>
    <style:style style:name="P3" style:family="paragraph" style:parent-style-name="Text_20_body">
      <style:paragraph-properties fo:margin-left="0cm" fo:margin-right="0cm" fo:text-indent="0cm" style:auto-text-indent="false" style:writing-mode="lr-tb"/>
      <style:text-properties fo:background-color="#ffffff"/>
    </style:style>
    <style:style style:name="P4" style:family="paragraph" style:parent-style-name="Text_20_body" style:list-style-name="L3">
      <style:paragraph-properties fo:margin-left="0cm" fo:margin-right="0cm" fo:text-indent="0cm" style:auto-text-indent="false" fo:padding="0cm" fo:border="none" style:writing-mode="lr-tb"/>
      <style:text-properties fo:background-color="#ffffff"/>
    </style:style>
    <style:style style:name="P5" style:family="paragraph" style:parent-style-name="Text_20_body" style:list-style-name="L4">
      <style:paragraph-properties fo:margin-left="0cm" fo:margin-right="0cm" fo:text-indent="0cm" style:auto-text-indent="false" fo:padding="0cm" fo:border="none" style:writing-mode="lr-tb"/>
      <style:text-properties fo:background-color="#ffffff"/>
    </style:style>
    <style:style style:name="P6" style:family="paragraph" style:parent-style-name="Text_20_body" style:list-style-name="L5">
      <style:paragraph-properties fo:margin-left="0cm" fo:margin-right="0cm" fo:text-indent="0cm" style:auto-text-indent="false" fo:padding="0cm" fo:border="none" style:writing-mode="lr-tb"/>
      <style:text-properties fo:background-color="#ffffff"/>
    </style:style>
    <style:style style:name="P7" style:family="paragraph" style:parent-style-name="Text_20_body" style:list-style-name="L6">
      <style:paragraph-properties fo:margin-left="0cm" fo:margin-right="0cm" fo:text-indent="0cm" style:auto-text-indent="false" fo:padding="0cm" fo:border="none" style:writing-mode="lr-tb"/>
      <style:text-properties fo:background-color="#ffffff"/>
    </style:style>
    <style:style style:name="P8" style:family="paragraph" style:parent-style-name="Text_20_body" style:list-style-name="L7">
      <style:paragraph-properties fo:margin-left="0cm" fo:margin-right="0cm" fo:text-indent="0cm" style:auto-text-indent="false" fo:padding="0cm" fo:border="none" style:writing-mode="lr-tb"/>
      <style:text-properties fo:background-color="#ffffff"/>
    </style:style>
    <style:style style:name="P9" style:family="paragraph" style:parent-style-name="Text_20_body" style:list-style-name="L8">
      <style:paragraph-properties fo:margin-left="0cm" fo:margin-right="0cm" fo:text-indent="0cm" style:auto-text-indent="false" fo:padding="0cm" fo:border="none" style:writing-mode="lr-tb"/>
      <style:text-properties fo:background-color="#ffffff"/>
    </style:style>
    <style:style style:name="P10" style:family="paragraph" style:parent-style-name="Text_20_body">
      <style:paragraph-properties fo:margin-left="0cm" fo:margin-right="0cm" fo:text-indent="0cm" style:auto-text-indent="false" style:writing-mode="lr-tb"/>
      <style:text-properties fo:font-weight="bold" fo:background-color="#ffffff" style:font-weight-asian="bold" style:font-weight-complex="bold"/>
    </style:style>
    <style:style style:name="P11" style:family="paragraph" style:parent-style-name="Text_20_body">
      <style:paragraph-properties fo:margin-left="0cm" fo:margin-right="0cm" fo:text-indent="0cm" style:auto-text-indent="false" style:writing-mode="lr-tb"/>
      <style:text-properties officeooo:paragraph-rsid="0022f4bd"/>
    </style:style>
    <style:style style:name="T1" style:family="text">
      <style:text-properties fo:background-color="#ffffff" loext:char-shading-value="0"/>
    </style:style>
    <style:style style:name="T2" style:family="text">
      <style:text-properties officeooo:rsid="001f9f98" fo:background-color="#ffffff" loext:char-shading-value="0"/>
    </style:style>
    <style:style style:name="T3" style:family="text">
      <style:text-properties officeooo:rsid="001e47a4"/>
    </style:style>
    <style:style style:name="T4" style:family="text">
      <style:text-properties fo:font-weight="bold" fo:background-color="#ffffff" loext:char-shading-value="0" style:font-weight-asian="bold" style:font-weight-complex="bold"/>
    </style:style>
    <style:style style:name="T5" style:family="text">
      <style:text-properties fo:font-weight="normal" officeooo:rsid="0020fc0d" style:font-weight-asian="normal" style:font-weight-complex="normal"/>
    </style:style>
    <style:style style:name="T6" style:family="text">
      <style:text-properties fo:font-weight="normal" officeooo:rsid="0020fc0d" fo:background-color="#ffffff" loext:char-shading-value="0"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34f8b3d-7fff-f911-dcad-72dd5fd1de31"/><text:span text:style-name="T2"/></text:p>
      <text:p text:style-name="P11"><text:line-break/><text:line-break/><text:bookmark text:name="docs-internal-guid-806fe473-7fff-aadb-dde6-dbd55126dcc2"/><text:span text:style-name="T4">Microgravidade, radiação, temperaturas extremas, baixa pressão.</text:span></text:p>
      <text:p text:style-name="Text_20_body"/>
      <text:p text:style-name="P3">Quanto mais tempo um ser-vivo passar no espaço, maior serão os efeitos colaterais.</text:p>
      <text:p text:style-name="Text_20_body"/>
      <text:p text:style-name="P3">É comum que ao voltar na terra você sinta os efeitos de ficar no espaço. Alguns acontecem rápido, como: redução na quantidade de sangue e diminuição dos reflexos. Porém outros podem ocorrer depois de um certo tempo, como: problemas de saúde causados pela radiação.</text:p>
      <text:p text:style-name="Text_20_body"/>
      <text:p text:style-name="P10">Doença Descompressiva</text:p>
      <text:p text:style-name="P3">Os seres humanos são afetados pela doença quando o nitrogênio, normalmente dissolvido no sangue e nos tecidos do corpo, sai da solução e forma bolhas como resultado da rápida diminuição da pressão. Essas bolhas no corpo humano podem causar problemas que vão de dormência em partes do corpo até dores em articulações, ou até mesmo a morte. A mudança de pressão repentina faz com que o corpo possa sofrer uma DD(Doença Descompressiva).</text:p>
      <text:p text:style-name="P3">(Essa parte é somente uma curiosidade)Essas bolhas podem ficar dentro do sangue e podem mudar o som do sangue.</text:p>
      <text:p text:style-name="Text_20_body"/>
      <text:p text:style-name="P10">Deterioração dos Músculos</text:p>
      <text:p text:style-name="P3">Como os astronautas trabalham num ambiente sem peso (microgravidade), é necessária muito pouca contração muscular para sustentar os seus corpos ou movimentar-se.Sem uso e exercício regulares, nossos músculos enfraquecem e deterioram, um processo chamado atrofia. Estudos demonstraram que os astronautas experimentam uma perda de massa muscular de até 20% em voos espaciais que duram de cinco a 11 dias.</text:p>
      <text:p text:style-name="Text_20_body"/>
      <text:p text:style-name="P10">Radiação</text:p>
      <text:p text:style-name="P3">Na terra temos:</text:p>
      <text:list text:style-name="L6">
        <text:list-item>
          <text:p text:style-name="P7">Radiação de fundo natural de fontes cósmicas ( por exemplo , raios cósmicos galácticos, radiação solar) e de fontes terrestres ( por exemplo , radiação emitida por rochas, radônio);</text:p>
        </text:list-item>
        <text:list-item>
          <text:p text:style-name="P7">Radiação artificial ( por exemplo , diagnóstico por imagem de raios X , reatores nucleares).</text:p>
        </text:list-item>
      </text:list>
      <text:p text:style-name="Text_20_body"/>
      <text:p text:style-name="P3">Já no espaço temos:</text:p>
      <text:list text:style-name="L7">
        <text:list-item>
          <text:p text:style-name="P8">Raios cósmicos galácticos ( GCR ) originados fora do sistema solar;</text:p>
        </text:list-item>
        <text:list-item>
          <text:p text:style-name="P8">Partículas solares emitidas pelo sol durante explosões solares (eventos de partículas solares);</text:p>
        </text:list-item>
        <text:list-item>
          <text:p text:style-name="P8"><text:soft-page-break/>Radiação capturada pelo campo magnético da Terra.</text:p>
        </text:list-item>
      </text:list>
      <text:p text:style-name="P3">A radiação é perigosa porque tem energia suficiente para alterar ou quebrar moléculas de DNA , o que pode danificar ou matar uma célula. Isso pode levar a problemas de saúde que variam de efeitos de curto prazo a efeitos de longo prazo. Os efeitos de curto prazo, como alterações no sangue, diarreia, náuseas e vômitos, são leves e recuperáveis. Outros efeitos da exposição a curto prazo à radiação são muito mais graves, como danos no sistema nervoso central ou mesmo morte. Os efeitos a longo prazo podem incluir catarata, aumento da chance de câncer e esterilidade.</text:p>
      <text:p text:style-name="P3">A exposição à radiação depende de:</text:p>
      <text:list text:style-name="L8">
        <text:list-item>
          <text:p text:style-name="P9">Altitude da espaçonave</text:p>
        </text:list-item>
        <text:list-item>
          <text:p text:style-name="P9">Quantidade de blindagem da espaçonave ou traje espacial,</text:p>
        </text:list-item>
        <text:list-item>
          <text:p text:style-name="P9">Duração da missão,</text:p>
        </text:list-item>
        <text:list-item>
          <text:p text:style-name="P9">Duração e intensidade da exposição,</text:p>
        </text:list-item>
        <text:list-item>
          <text:p text:style-name="P9">Tipo de radiação.</text:p>
        </text:list-item>
      </text:list>
      <text:p text:style-name="P3">A vulnerabilidade à radiação inclui a sensibilidade individual à radiação e diferenças de idade, sexo ou estado de saúde. Além disso, variáveis ​​como a ausência de peso ou a temperatura corporal podem enfraquecer o sistema imunológico humano e afetar a forma como os tecidos e órgãos do corpo respondem à radiação.</text:p>
      <text:p text:style-name="Text_20_body"/>
      <text:p text:style-name="P10">Congelamento do Corpo</text:p>
      <text:p text:style-name="Text_20_body"/>
      <text:p text:style-name="P3">Se um corpo humano for exposto no espaço ao vácuo ele congela e morre.</text:p>
      <text:p text:style-name="Text_20_body"/>
      <text:p text:style-name="P10">Referencial Teórico </text:p>
      <text:p text:style-name="P2"><text:a xlink:type="simple" xlink:href="https://www.asc-csa.gc.ca/eng/astronauts/space-medicine/concerns.asp" text:style-name="Internet_20_link" text:visited-style-name="Visited_20_Internet_20_Link"><text:span text:style-name="T1">https://www.asc-csa.gc.ca/eng/astronauts/space-medicine/concerns.asp</text:span></text:a></text:p>
      <text:p text:style-name="P2"><text:a xlink:type="simple" xlink:href="https://www.asc-csa.gc.ca/eng/astronauts/space-medicine/decomp.asp" text:style-name="Internet_20_link" text:visited-style-name="Visited_20_Internet_20_Link"><text:span text:style-name="T1">https://www.asc-csa.gc.ca/eng/astronauts/space-medicine/decomp.asp</text:span></text:a></text:p>
      <text:p text:style-name="P2"><text:a xlink:type="simple" xlink:href="https://www.asc-csa.gc.ca/eng/astronauts/space-medicine/muscles.asp" text:style-name="Internet_20_link" text:visited-style-name="Visited_20_Internet_20_Link"><text:span text:style-name="T1">https://www.asc-csa.gc.ca/eng/astronauts/space-medicine/muscles.asp</text:span></text:a></text:p>
      <text:p text:style-name="P2"><text:a xlink:type="simple" xlink:href="https://www.asc-csa.gc.ca/eng/astronauts/space-medicine/radiation.asp" text:style-name="Internet_20_link" text:visited-style-name="Visited_20_Internet_20_Link"><text:span text:style-name="T1">https://www.asc-csa.gc.ca/eng/astronauts/space-medicine/radiation.asp</text:span></text:a></text:p>
      <text:p text:style-name="Text_20_body"><text:line-break/>-------------------------------------------------------------------------------------------------------------<text:line-break/><text:span text:style-name="T3"><text:line-break/><text:line-break/></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02:56:52.307000000</meta:creation-date>
    <dc:date>2023-10-08T03:51:37.365000000</dc:date>
    <meta:editing-duration>PT54M44S</meta:editing-duration>
    <meta:editing-cycles>4</meta:editing-cycles>
    <meta:generator>LibreOffice/7.6.1.2$Windows_X86_64 LibreOffice_project/f5defcebd022c5bc36bbb79be232cb6926d8f674</meta:generator>
    <meta:document-statistic meta:table-count="0" meta:image-count="0" meta:object-count="0" meta:page-count="2" meta:paragraph-count="32" meta:word-count="510" meta:character-count="3499" meta:non-whitespace-character-count="3020"/>
  </office:meta>
</office:document-meta>
</file>